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553cm" fo:min-width="5.637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73cm" fo:min-width="5.557cm" fo:padding-top="0.165cm" fo:padding-bottom="0.165cm" fo:padding-left="0.29cm" fo:padding-right="0.29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0.766cm" fo:min-width="0.516cm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6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3.529cm" fo:min-width="0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0.686cm" fo:min-width="0.436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0.889cm" svg:x="3.04cm" svg:y="3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675cm" svg:y1="3.182cm" svg:x2="3.675cm" svg:y2="4.071cm">
          <text:p/>
        </draw:line>
        <draw:line draw:style-name="gr2" draw:text-style-name="P1" draw:layer="layout" svg:x1="4.375cm" svg:y1="3.183cm" svg:x2="4.375cm" svg:y2="4.072cm">
          <text:p/>
        </draw:line>
        <draw:line draw:style-name="gr2" draw:text-style-name="P1" draw:layer="layout" svg:x1="5.075cm" svg:y1="3.183cm" svg:x2="5.075cm" svg:y2="4.072cm">
          <text:p/>
        </draw:line>
        <draw:line draw:style-name="gr2" draw:text-style-name="P1" draw:layer="layout" svg:x1="5.775cm" svg:y1="3.184cm" svg:x2="5.775cm" svg:y2="4.073cm">
          <text:p/>
        </draw:line>
        <draw:line draw:style-name="gr2" draw:text-style-name="P1" draw:layer="layout" svg:x1="6.475cm" svg:y1="3.185cm" svg:x2="6.475cm" svg:y2="4.074cm">
          <text:p/>
        </draw:line>
        <draw:line draw:style-name="gr2" draw:text-style-name="P1" draw:layer="layout" svg:x1="7.175cm" svg:y1="3.186cm" svg:x2="7.175cm" svg:y2="4.075cm">
          <text:p/>
        </draw:line>
        <draw:line draw:style-name="gr2" draw:text-style-name="P1" draw:layer="layout" svg:x1="7.875cm" svg:y1="3.186cm" svg:x2="7.875cm" svg:y2="4.075cm">
          <text:p/>
        </draw:line>
        <draw:line draw:style-name="gr2" draw:text-style-name="P1" draw:layer="layout" svg:x1="8.575cm" svg:y1="3.187cm" svg:x2="8.575cm" svg:y2="4.076cm">
          <text:p/>
        </draw:line>
        <draw:custom-shape draw:style-name="gr3" draw:text-style-name="P1" draw:layer="layout" svg:width="6.223cm" svg:height="0.889cm" svg:x="11.34cm" svg:y="3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975cm" svg:y1="3.182cm" svg:x2="11.975cm" svg:y2="4.071cm">
          <text:p/>
        </draw:line>
        <draw:line draw:style-name="gr2" draw:text-style-name="P1" draw:layer="layout" svg:x1="12.675cm" svg:y1="3.183cm" svg:x2="12.675cm" svg:y2="4.072cm">
          <text:p/>
        </draw:line>
        <draw:line draw:style-name="gr2" draw:text-style-name="P1" draw:layer="layout" svg:x1="13.375cm" svg:y1="3.183cm" svg:x2="13.375cm" svg:y2="4.072cm">
          <text:p/>
        </draw:line>
        <draw:line draw:style-name="gr2" draw:text-style-name="P1" draw:layer="layout" svg:x1="14.075cm" svg:y1="3.184cm" svg:x2="14.075cm" svg:y2="4.073cm">
          <text:p/>
        </draw:line>
        <draw:line draw:style-name="gr2" draw:text-style-name="P1" draw:layer="layout" svg:x1="14.775cm" svg:y1="3.185cm" svg:x2="14.775cm" svg:y2="4.074cm">
          <text:p/>
        </draw:line>
        <draw:line draw:style-name="gr2" draw:text-style-name="P1" draw:layer="layout" svg:x1="15.475cm" svg:y1="3.186cm" svg:x2="15.475cm" svg:y2="4.075cm">
          <text:p/>
        </draw:line>
        <draw:line draw:style-name="gr2" draw:text-style-name="P1" draw:layer="layout" svg:x1="16.175cm" svg:y1="3.186cm" svg:x2="16.175cm" svg:y2="4.075cm">
          <text:p/>
        </draw:line>
        <draw:line draw:style-name="gr2" draw:text-style-name="P1" draw:layer="layout" svg:x1="16.875cm" svg:y1="3.187cm" svg:x2="16.875cm" svg:y2="4.076cm">
          <text:p/>
        </draw:line>
        <draw:custom-shape draw:style-name="gr4" draw:text-style-name="P2" draw:layer="layout" svg:width="0.127cm" svg:height="0.127cm" svg:x="9.517cm" svg:y="3.5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10.017cm" svg:y="3.5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10.517cm" svg:y="3.5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11.017cm" svg:y="3.5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16cm" svg:height="1.016cm" svg:x="1.635cm" svg:y="8.2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13cm" svg:height="0.381cm" svg:x="2.651cm" svg:y="8.6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6.223cm" svg:height="0.889cm" svg:x="5.24cm" svg:y="8.3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875cm" svg:y1="8.382cm" svg:x2="5.875cm" svg:y2="9.271cm">
          <text:p/>
        </draw:line>
        <draw:line draw:style-name="gr2" draw:text-style-name="P1" draw:layer="layout" svg:x1="6.575cm" svg:y1="8.383cm" svg:x2="6.575cm" svg:y2="9.272cm">
          <text:p/>
        </draw:line>
        <draw:line draw:style-name="gr2" draw:text-style-name="P1" draw:layer="layout" svg:x1="7.275cm" svg:y1="8.383cm" svg:x2="7.275cm" svg:y2="9.272cm">
          <text:p/>
        </draw:line>
        <draw:line draw:style-name="gr2" draw:text-style-name="P1" draw:layer="layout" svg:x1="7.975cm" svg:y1="8.384cm" svg:x2="7.975cm" svg:y2="9.273cm">
          <text:p/>
        </draw:line>
        <draw:line draw:style-name="gr2" draw:text-style-name="P1" draw:layer="layout" svg:x1="8.675cm" svg:y1="8.385cm" svg:x2="8.675cm" svg:y2="9.274cm">
          <text:p/>
        </draw:line>
        <draw:line draw:style-name="gr2" draw:text-style-name="P1" draw:layer="layout" svg:x1="9.375cm" svg:y1="8.386cm" svg:x2="9.375cm" svg:y2="9.275cm">
          <text:p/>
        </draw:line>
        <draw:line draw:style-name="gr2" draw:text-style-name="P1" draw:layer="layout" svg:x1="10.075cm" svg:y1="8.386cm" svg:x2="10.075cm" svg:y2="9.275cm">
          <text:p/>
        </draw:line>
        <draw:line draw:style-name="gr2" draw:text-style-name="P1" draw:layer="layout" svg:x1="10.775cm" svg:y1="8.387cm" svg:x2="10.775cm" svg:y2="9.276cm">
          <text:p/>
        </draw:line>
        <draw:line draw:style-name="gr7" draw:text-style-name="P1" draw:layer="layout" svg:x1="3.032cm" svg:y1="4.048cm" svg:x2="7.731cm" svg:y2="8.239cm">
          <text:p/>
        </draw:line>
        <draw:line draw:style-name="gr7" draw:text-style-name="P1" draw:layer="layout" svg:x1="7.096cm" svg:y1="4.048cm" svg:x2="7.731cm" svg:y2="8.239cm">
          <text:p/>
        </draw:line>
        <draw:frame draw:style-name="gr8" draw:text-style-name="P4" draw:layer="layout" svg:width="3.937cm" svg:height="1.016cm" svg:x="4.048cm" svg:y="4.556cm">
          <draw:text-box>
            <text:p>8 first bits</text:p>
          </draw:text-box>
        </draw:frame>
        <draw:frame draw:style-name="gr9" draw:text-style-name="P4" draw:layer="layout" svg:width="5.461cm" svg:height="1.673cm" svg:x="14.208cm" svg:y="7.858cm">
          <draw:text-box>
            <text:p>Array of 32 pointers</text:p>
          </draw:text-box>
        </draw:frame>
        <draw:custom-shape draw:style-name="gr4" draw:text-style-name="P2" draw:layer="layout" svg:width="0.127cm" svg:height="0.127cm" svg:x="11.817cm" svg:y="8.8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12.317cm" svg:y="8.8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12.817cm" svg:y="8.8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13.317cm" svg:y="8.8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88cm" svg:height="4.318cm" draw:transform="skewX (0.641059434257517) rotate (-0.383797902513553) translate (7.382cm 9.255cm)">
          <text:p/>
          <draw:enhanced-geometry svg:viewBox="0 0 21600 21600" draw:text-areas="?f0 0 ?f2 ?f5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1.016cm" svg:height="1.016cm" svg:x="1.616cm" svg:y="12.8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13cm" svg:height="0.381cm" svg:x="2.632cm" svg:y="13.2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6.223cm" svg:height="0.889cm" svg:x="5.219cm" svg:y="12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854cm" svg:y1="12.982cm" svg:x2="5.854cm" svg:y2="13.871cm">
          <text:p/>
        </draw:line>
        <draw:line draw:style-name="gr2" draw:text-style-name="P1" draw:layer="layout" svg:x1="6.554cm" svg:y1="12.983cm" svg:x2="6.554cm" svg:y2="13.872cm">
          <text:p/>
        </draw:line>
        <draw:line draw:style-name="gr2" draw:text-style-name="P1" draw:layer="layout" svg:x1="7.254cm" svg:y1="12.983cm" svg:x2="7.254cm" svg:y2="13.872cm">
          <text:p/>
        </draw:line>
        <draw:line draw:style-name="gr2" draw:text-style-name="P1" draw:layer="layout" svg:x1="7.954cm" svg:y1="12.984cm" svg:x2="7.954cm" svg:y2="13.873cm">
          <text:p/>
        </draw:line>
        <draw:line draw:style-name="gr2" draw:text-style-name="P1" draw:layer="layout" svg:x1="8.654cm" svg:y1="12.985cm" svg:x2="8.654cm" svg:y2="13.874cm">
          <text:p/>
        </draw:line>
        <draw:line draw:style-name="gr2" draw:text-style-name="P1" draw:layer="layout" svg:x1="9.354cm" svg:y1="12.986cm" svg:x2="9.354cm" svg:y2="13.875cm">
          <text:p/>
        </draw:line>
        <draw:line draw:style-name="gr2" draw:text-style-name="P1" draw:layer="layout" svg:x1="10.054cm" svg:y1="12.986cm" svg:x2="10.054cm" svg:y2="13.875cm">
          <text:p/>
        </draw:line>
        <draw:line draw:style-name="gr2" draw:text-style-name="P1" draw:layer="layout" svg:x1="10.754cm" svg:y1="12.987cm" svg:x2="10.754cm" svg:y2="13.876cm">
          <text:p/>
        </draw:line>
        <draw:custom-shape draw:style-name="gr4" draw:text-style-name="P2" draw:layer="layout" svg:width="0.127cm" svg:height="0.127cm" svg:x="11.796cm" svg:y="13.4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12.296cm" svg:y="13.4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12.796cm" svg:y="13.4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13.296cm" svg:y="13.436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4.445cm" svg:height="1.673cm" svg:x="13.827cm" svg:y="12.557cm">
          <draw:text-box>
            <text:p>Array of 32 pointers</text:p>
          </draw:text-box>
        </draw:frame>
        <draw:custom-shape draw:style-name="gr4" draw:text-style-name="P2" draw:layer="layout" svg:width="0.127cm" svg:height="0.127cm" draw:transform="rotate (-1.58912228394084) translate (8.108cm 14.48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draw:transform="rotate (-1.58912228394084) translate (8.099cm 14.98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draw:transform="rotate (-1.58912228394084) translate (8.09cm 15.48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draw:transform="rotate (-1.58912228394084) translate (8.08cm 15.987cm)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477cm" svg:y1="4.048cm" svg:x2="9.001cm" svg:y2="12.938cm">
          <text:p/>
        </draw:line>
        <draw:line draw:style-name="gr7" draw:text-style-name="P1" draw:layer="layout" svg:x1="10.398cm" svg:y1="3.921cm" svg:x2="9.001cm" svg:y2="12.938cm">
          <text:p/>
        </draw:line>
        <draw:frame draw:style-name="gr9" draw:text-style-name="P4" draw:layer="layout" svg:width="2.413cm" svg:height="1.673cm" svg:x="7.858cm" svg:y="4.429cm">
          <draw:text-box>
            <text:p>8 next bi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10:34:31.553216535</meta:creation-date>
    <dc:date>2018-04-03T10:58:45.338596592</dc:date>
    <meta:editing-duration>PT13M53S</meta:editing-duration>
    <meta:editing-cycles>1</meta:editing-cycles>
    <meta:document-statistic meta:object-count="65"/>
    <meta:generator>LibreOffice/5.1.6.2$Linux_X86_64 LibreOffice_project/10m0$Build-2</meta:generator>
  </office:meta>
</office:document-meta>
</file>